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64cm" fo:min-width="8.3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195cm" fo:min-width="7.75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465cm" fo:min-width="5.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195cm" fo:min-width="10.295cm"/>
      <style:paragraph-properties style:writing-mode="lr-tb"/>
    </style:style>
    <style:style style:name="gr6" style:family="graphic" style:parent-style-name="standard">
      <style:graphic-properties draw:fill-color="#5983b0" draw:textarea-horizontal-align="justify" draw:textarea-vertical-align="middle" draw:auto-grow-height="false" fo:min-height="1.02cm" fo:min-width="5.215cm"/>
      <style:paragraph-properties style:writing-mode="lr-tb"/>
    </style:style>
    <style:style style:name="gr7" style:family="graphic" style:parent-style-name="standard">
      <style:graphic-properties draw:fill-color="#000000" draw:opacity="50%" draw:opacity-name="" draw:textarea-horizontal-align="justify" draw:textarea-vertical-align="middle" draw:auto-grow-height="false" fo:min-height="0.386cm" fo:min-width="0.136cm"/>
    </style:style>
    <style:style style:name="gr8" style:family="graphic" style:parent-style-name="standard">
      <style:graphic-properties draw:textarea-horizontal-align="justify" draw:textarea-vertical-align="middle" draw:auto-grow-height="false" fo:min-height="3.56cm" fo:min-width="4.58cm"/>
      <style:paragraph-properties style:writing-mode="lr-tb"/>
    </style:style>
    <style:style style:name="gr9" style:family="graphic" style:parent-style-name="standard">
      <style:graphic-properties draw:fill-color="#3465a4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.02cm" fo:min-width="3.31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title">
      <style:graphic-properties draw:auto-grow-height="true" fo:min-height="1.458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outline1">
      <style:graphic-properties fo:min-height="11.9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title">
      <style:graphic-properties fo:min-height="2.65cm"/>
      <style:paragraph-properties style:writing-mode="lr-tb"/>
    </style:style>
    <style:style style:name="pr10" style:family="presentation" style:parent-style-name="Standard-outline1">
      <style:graphic-properties fo:min-height="9.136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8pt" style:font-size-asian="28pt" style:font-size-complex="2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5983b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000000" draw:opacity="50%"/>
      <style:paragraph-properties fo:text-align="center"/>
    </style:style>
    <style:style style:name="P10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11" style:family="paragraph">
      <loext:graphic-properties draw:fill-color="#3465a4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Nicolas Angel</text:p>
          </draw:text-box>
        </draw:frame>
        <draw:frame presentation:style-name="pr1" draw:text-style-name="P2" draw:layer="layout" svg:width="12.533cm" svg:height="4.466cm" draw:transform="rotate (0.141371669411541) translate (2.54cm 6.211cm)" presentation:class="title" presentation:user-transformed="true">
          <draw:text-box>
            <text:p><text:span text:style-name="T1">Hi! I </text:span><text:span text:style-name="T1">am</text:span></text:p>
          </draw:text-box>
        </draw:frame>
        <draw:frame presentation:style-name="pr1" draw:text-style-name="P2" draw:layer="layout" svg:width="16.415cm" svg:height="4.466cm" draw:transform="rotate (0.141371669411541) translate (7.25cm 9.461cm)" presentation:class="title" presentation:user-transformed="true">
          <draw:text-box>
            <text:p><text:span text:style-name="T1">Aspiri</text:span><text:span text:style-name="T1">ng </text:span><text:span text:style-name="T1">Softwa</text:span><text:span text:style-name="T1">re </text:span><text:span text:style-name="T1">Engine</text:span><text:span text:style-name="T1">er</text:span></text:p>
          </draw:text-box>
        </draw:frame>
        <draw:frame presentation:style-name="pr2" draw:text-style-name="P4" draw:layer="layout" svg:width="3.011cm" svg:height="1.458cm" draw:transform="rotate (0.141371669411541) translate (24.754cm 13.797cm)" presentation:class="title" presentation:user-transformed="true">
          <draw:text-box>
            <text:p text:style-name="P3"><text:span text:style-name="T2">Click my name to </text:span><text:span text:style-name="T2">learn more!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>About Me</text:p>
          </draw:text-box>
        </draw:frame>
        <draw:frame presentation:style-name="pr4" draw:text-style-name="P1" draw:layer="layout" svg:width="25.005cm" svg:height="2.65cm" draw:transform="skewX (-2.80980493648851E-017) rotate (0.142244334037538) translate (1.905cm 4.815cm)" presentation:class="title" presentation:user-transformed="true">
          <draw:text-box>
            <text:p>Projects</text:p>
          </draw:text-box>
        </draw:frame>
        <draw:frame presentation:style-name="pr4" draw:text-style-name="P1" draw:layer="layout" svg:width="25.005cm" svg:height="2.65cm" draw:transform="skewX (-2.80980493648851E-017) rotate (0.142244334037538) translate (4.445cm 7.537cm)" presentation:class="title" presentation:user-transformed="true">
          <draw:text-box>
            <text:p>Resume</text:p>
          </draw:text-box>
        </draw:frame>
        <draw:frame presentation:style-name="pr4" draw:text-style-name="P1" draw:layer="layout" svg:width="25.005cm" svg:height="2.65cm" draw:transform="skewX (-2.80980493648851E-017) rotate (0.142244334037538) translate (6.622cm 10.53cm)" presentation:class="title" presentation:user-transformed="true">
          <draw:text-box>
            <text:p>Contact me!</text:p>
          </draw:text-box>
        </draw:frame>
        <draw:custom-shape draw:style-name="gr2" draw:text-style-name="P6" draw:layer="layout" svg:width="8.89cm" svg:height="8.89cm" svg:x="18.415cm" svg:y="1.905cm">
          <text:p text:style-name="P6">Picture of me or my dog or somethin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text-style-name="P1" draw:layer="layout" svg:width="25.005cm" svg:height="2.65cm" draw:transform="skewX (-2.80980493648851E-017) rotate (0.142244334037538) translate (0.195cm 1.973cm)" presentation:class="title" presentation:user-transformed="true">
          <draw:text-box>
            <text:p>About Me</text:p>
          </draw:text-box>
        </draw:frame>
        <draw:frame presentation:style-name="pr7" draw:text-style-name="P1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 text:style-name="P1">Background</text:p>
              </text:list-item>
              <text:list-item>
                <text:p text:style-name="P1">Professional Journey</text:p>
              </text:list-item>
              <text:list-item>
                <text:p text:style-name="P1">Highlight work I want to do</text:p>
              </text:list-item>
              <text:list-item>
                <text:p text:style-name="P1">What am I most proud of?</text:p>
              </text:list-item>
              <text:list-item>
                <text:p text:style-name="P1">Hobbies</text:p>
              </text:list-item>
              <text:list-item>
                <text:p text:style-name="P1">What do I love about IT</text:p>
              </text:list-item>
            </text:list>
          </draw:text-box>
        </draw:frame>
        <draw:custom-shape draw:style-name="gr3" draw:text-style-name="P7" draw:layer="layout" svg:width="8.255cm" svg:height="4.445cm" svg:x="13.335cm" svg:y="0.635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5.715cm" svg:x="21.59cm" svg:y="5.08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795cm" svg:height="4.445cm" svg:x="10.795cm" svg:y="10.795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715cm" svg:height="1.27cm" svg:x="0.635cm" svg:y="13.335cm">
          <text:p text:style-name="P7"><text:span text:style-name="T2">Learn More About Me! (link to contact me page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35cm" svg:height="0.635cm" svg:x="0.634cm" svg:y="0.635cm">
          <text:p/>
          <draw:enhanced-geometry svg:viewBox="0 0 21600 21600" draw:text-areas="0 0 21600 21600" draw:mirror-horizontal="true" draw:type="chevron" draw:modifiers="108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6" draw:text-style-name="P1" draw:layer="layout" svg:width="25.005cm" svg:height="2.65cm" draw:transform="skewX (-2.80980493648851E-017) rotate (0.142244334037538) translate (0.195cm 1.973cm)" presentation:class="title" presentation:user-transformed="true">
          <draw:text-box>
            <text:p>Projects</text:p>
          </draw:text-box>
        </draw:frame>
        <draw:custom-shape draw:style-name="gr8" draw:text-style-name="P7" draw:layer="layout" svg:width="5.08cm" svg:height="3.81cm" svg:x="1.27cm" svg:y="5.08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3.81cm" svg:x="7.62cm" svg:y="5.08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3.81cm" svg:x="13.97cm" svg:y="5.08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3.81cm" svg:x="20.32cm" svg:y="5.08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3.81cm" svg:x="1.27cm" svg:y="10.795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3.81cm" svg:x="7.62cm" svg:y="10.795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3.81cm" svg:x="13.97cm" svg:y="10.795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3.81cm" svg:x="20.32cm" svg:y="10.795cm">
          <text:p text:style-name="P7">Picture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35cm" svg:height="0.635cm" svg:x="0.634cm" svg:y="0.635cm">
          <text:p/>
          <draw:enhanced-geometry svg:viewBox="0 0 21600 21600" draw:text-areas="0 0 21600 21600" draw:mirror-horizontal="true" draw:type="chevron" draw:modifiers="108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 xml:id="id5" draw:id="id5">
        <office:forms form:automatic-focus="false" form:apply-design-mode="false"/>
        <draw:frame presentation:style-name="pr6" draw:text-style-name="P1" draw:layer="layout" svg:width="25.005cm" svg:height="2.65cm" draw:transform="skewX (-2.80980493648851E-017) rotate (0.142244334037538) translate (0.195cm 1.973cm)" presentation:class="title" presentation:user-transformed="true">
          <draw:text-box>
            <text:p>Resume</text:p>
          </draw:text-box>
        </draw:frame>
        <draw:frame presentation:style-name="pr7" draw:text-style-name="P1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This page will display the current resume I have</text:p>
              </text:list-item>
            </text:list>
          </draw:text-box>
        </draw:frame>
        <draw:custom-shape draw:style-name="gr6" draw:text-style-name="P8" draw:layer="layout" svg:width="5.715cm" svg:height="1.27cm" svg:x="0.635cm" svg:y="13.335cm">
          <text:p text:style-name="P7"><text:span text:style-name="T2">Learn More About Me! (link to contact me page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35cm" svg:height="0.635cm" svg:x="0.634cm" svg:y="0.635cm">
          <text:p/>
          <draw:enhanced-geometry svg:viewBox="0 0 21600 21600" draw:text-areas="0 0 21600 21600" draw:mirror-horizontal="true" draw:type="chevron" draw:modifiers="108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6" draw:text-style-name="P1" draw:layer="layout" svg:width="25.005cm" svg:height="2.65cm" draw:transform="skewX (-2.80980493648851E-017) rotate (0.142244334037538) translate (0.195cm 1.973cm)" presentation:class="title" presentation:user-transformed="true">
          <draw:text-box>
            <text:p>Contact Me!</text:p>
          </draw:text-box>
        </draw:frame>
        <draw:frame presentation:style-name="pr7" draw:text-style-name="P1" draw:layer="layout" svg:width="8.255cm" svg:height="9.135cm" svg:x="8.89cm" svg:y="4.2cm" presentation:class="outline" presentation:user-transformed="true">
          <draw:text-box>
            <text:list text:style-name="L3">
              <text:list-item>
                <text:p>Form to fill out contact information</text:p>
                <text:p/>
              </text:list-item>
              <text:list-item>
                <text:p>Include email and phone number on this form</text:p>
              </text:list-item>
            </text:list>
          </draw:text-box>
        </draw:frame>
        <draw:custom-shape draw:style-name="gr9" draw:text-style-name="P11" draw:layer="layout" svg:width="3.81cm" svg:height="1.27cm" svg:x="5.08cm" svg:y="12.7cm">
          <text:p text:style-name="P7">Facebook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35cm" svg:height="0.635cm" svg:x="0.634cm" svg:y="0.635cm">
          <text:p/>
          <draw:enhanced-geometry svg:viewBox="0 0 21600 21600" draw:text-areas="0 0 21600 21600" draw:mirror-horizontal="true" draw:type="chevron" draw:modifiers="108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3.81cm" svg:height="1.27cm" svg:x="11.66cm" svg:y="12.7cm">
          <text:p text:style-name="P7">Github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1.27cm" svg:x="18.74cm" svg:y="12.7cm">
          <text:p text:style-name="P7">LinkedIn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9" draw:layer="layout" svg:width="25.005cm" svg:height="2.65cm" svg:x="0.195cm" svg:y="1.973cm" presentation:class="title" presentation:user-transformed="true">
          <draw:text-box>
            <text:p>Add-ons I would like to add in</text:p>
          </draw:text-box>
        </draw:frame>
        <draw:frame presentation:style-name="pr10" draw:layer="layout" svg:width="24.639cm" svg:height="9.135cm" svg:x="1.399cm" svg:y="4.959cm" presentation:class="outline">
          <draw:text-box>
            <text:list text:style-name="L3">
              <text:list-item>
                <text:p>Transitions between each page</text:p>
              </text:list-item>
              <text:list-item>
                <text:p>JavaScript to create three points of interaction</text:p>
                <text:list>
                  <text:list-item>
                    <text:p>Corgi Carousel (implement it with projects or maybe even the resume)</text:p>
                  </text:list-item>
                  <text:list-item>
                    <text:p>Light mode/dark mode button</text:p>
                  </text:list-item>
                  <text:list-item>
                    <text:p>Single page website with JavaScript</text:p>
                  </text:list-item>
                  <text:list-item>
                    <text:p>Modal to pop up a resume?</text:p>
                  </text:list-item>
                </text:list>
              </text:list-item>
              <text:list-item>
                <text:p>Responsive design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7T16:15:04.730397678</meta:creation-date>
    <meta:editing-duration>PT35M32S</meta:editing-duration>
    <meta:editing-cycles>6</meta:editing-cycles>
    <meta:generator>LibreOffice/7.3.7.2$Linux_X86_64 LibreOffice_project/30$Build-2</meta:generator>
    <dc:title>Progress</dc:title>
    <dc:date>2023-02-17T17:38:45.291568385</dc:date>
    <meta:document-statistic meta:object-count="121"/>
  </office:meta>
</office:document-meta>
</file>